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c40" officeooo:paragraph-rsid="00093c4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53d" officeooo:paragraph-rsid="000d05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a86f6" officeooo:paragraph-rsid="000a86f6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a86f6" officeooo:paragraph-rsid="000a86f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c52e7" officeooo:paragraph-rsid="000c52e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ecb8a" officeooo:paragraph-rsid="000ecb8a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155ad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19" style:family="paragraph" style:parent-style-name="Standard">
      <style:paragraph-properties fo:text-align="center" style:justify-single-word="false"/>
      <style:text-properties fo:color="#0000ff" style:text-underline-style="none" officeooo:rsid="00093c40" officeooo:paragraph-rsid="00093c40"/>
    </style:style>
    <style:style style:name="P20" style:family="paragraph" style:parent-style-name="Standard">
      <style:paragraph-properties fo:text-align="start" style:justify-single-word="false"/>
      <style:text-properties fo:color="#0000ff" fo:font-style="italic" style:text-underline-style="none" fo:font-weight="normal" officeooo:rsid="000d053d" officeooo:paragraph-rsid="000d053d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color="#0000ff" fo:font-style="italic" officeooo:paragraph-rsid="001207c6" style:font-style-asian="italic" style:font-style-complex="italic"/>
    </style:style>
    <style:style style:name="T1" style:family="text">
      <style:text-properties officeooo:rsid="000c52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207c6"/>
    </style:style>
    <style:style style:name="T5" style:family="text">
      <style:text-properties officeooo:rsid="0013a311"/>
    </style:style>
    <style:style style:name="T6" style:family="text">
      <style:text-properties officeooo:rsid="00155adb"/>
    </style:style>
    <style:style style:name="T7" style:family="text">
      <style:text-properties officeooo:rsid="0015f2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Site Web</text:p>
      <text:p text:style-name="P1"/>
      <text:p text:style-name="P19"/>
      <text:p text:style-name="P21">//<text:span text:style-name="T4">Préciser le contenu de la page par défaut qui s'ouvrira lorsqu'on se connectera au site. </text:span></text:p>
      <text:p text:style-name="P21"><text:span text:style-name="T4">//On suppose que c'est la page d’identification mais c'est pas sûr...</text:span></text:p>
      <text:p text:style-name="P2"/>
      <text:p text:style-name="P2">Identification :</text:p>
      <text:p text:style-name="P2"/>
      <text:p text:style-name="P6">Ils sera possible de se connecter avec deux utilisateurs : Supervision et <text:span text:style-name="T5">Maintenance.</text:span></text:p>
      <text:p text:style-name="P6"><text:tab/>L’utilisateur Supervision sera accessible à l’administrateur du site, il aura donc accès à toutes les fonctionnalités du site web (pages et changements de modes).</text:p>
      <text:p text:style-name="P6"><text:tab/>L’utilisateur Maintenance sera accessible au technicien, il aura accès à toutes les pages du site web mais pas aux changements de modes.</text:p>
      <text:p text:style-name="P6"/>
      <text:p text:style-name="P2">Géolocalisation :</text:p>
      <text:p text:style-name="P2"/>
      <text:p text:style-name="P7">Depuis cette page les utilisateurs pourront visualiser l’ensemble des véhicules de la société avec leur emplacement exact sur une carte <text:span text:style-name="T1">en temps réel.</text:span></text:p>
      <text:p text:style-name="P8">Dans le tableau les utilisateurs pourront voir la plaque d’immatriculation, la zone, le numéro et l’état de chaque véhicule.</text:p>
      <text:p text:style-name="P8">Les états : </text:p>
      <text:p text:style-name="P8"><text:tab/><text:span text:style-name="T2">Vert:</text:span> Le véhicule ne <text:span text:style-name="T5">rencontre</text:span> aucun soucis.</text:p>
      <text:p text:style-name="P8"><text:tab/><text:span text:style-name="T2">Orange : </text:span>Le véhicule a un soucis d’ordre technique.</text:p>
      <text:p text:style-name="P8"><text:tab/><text:span text:style-name="T2">Rouge : </text:span>Le véhicule est hors de sa zone.</text:p>
      <text:p text:style-name="P8"><text:tab/><text:span text:style-name="T2">Violet : </text:span>Le véhicule n’émet plus de signal GPS. Dans ce cas, le point affiché est la dernière position connue du véhicule.</text:p>
      <text:p text:style-name="P8"/>
      <text:p text:style-name="P8">Au survol du véhicule avec la souris, l’utilisateur pourra visualiser plusieurs données telles que le kilométrage, le nom du conducteur, ou encore sa vitesse.</text:p>
      <text:p text:style-name="P8"/>
      <text:p text:style-name="P3">Gestion :</text:p>
      <text:p text:style-name="P3"/>
      <text:p text:style-name="P9">Cette page sera spécifique au véhicule choisi. On pourra changer le mode du <text:span text:style-name="T5">boîtier</text:span> (mode STANDARD, ECO, GPS, demande GPS) via un menu déroulant. Suite à la sélection d’un mode un popup modal de confirmation apparaîtra. </text:p>
      <text:p text:style-name="P20">//<text:span text:style-name="T5">Préciser peut-être la différence entre les 4 modes présentés</text:span></text:p>
      <text:p text:style-name="P9"/>
      <text:p text:style-name="P4">Données enregistrées :</text:p>
      <text:p text:style-name="P4"/>
      <text:p text:style-name="P10">Depuis cette page l’utilisateur pourra sélectionner la plaque d’immatriculation du véhicule dont il veut observer les données (également choisies) et la <text:span text:style-name="T6">plage horaire </text:span>des données <text:span text:style-name="T6">à afficher.</text:span></text:p>
      <text:p text:style-name="P10"/>
      <text:p text:style-name="P10">Les données présentes sur cette page seront celles récupérées sur la carte SD.</text:p>
      <text:p text:style-name="P10"/>
      <text:p text:style-name="P5">Données TR :</text:p>
      <text:p text:style-name="P10"/>
      <text:p text:style-name="P14">Depuis cette page l’utilisateur pourra sélectionner la plaque d’immatriculation du véhicule dont il veut observer les données (également choisies) et la <text:span text:style-name="T6">plage horaire </text:span>des données <text:span text:style-name="T6">à afficher.</text:span></text:p>
      <text:p text:style-name="P10"/>
      <text:p text:style-name="P10">Les données présentes sur cette page seront celles envoyées par Sigfox.</text:p>
      <text:p text:style-name="P10"/>
      <text:p text:style-name="P5"><text:soft-page-break/></text:p>
      <text:p text:style-name="P5"/>
      <text:p text:style-name="P5"/>
      <text:p text:style-name="P5"/>
      <text:p text:style-name="P5"/>
      <text:p text:style-name="P5">Maintenance :</text:p>
      <text:p text:style-name="P11"/>
      <text:p text:style-name="P11">La page maintenance retrace les données d’un véhicule <text:span text:style-name="T6">précédemment</text:span> sélectionné. L’utilisateur pourra choisir la donné qu’il souhaite afficher ainsi que la période. En cliquant sur le bouton « Mode maintenance » deux boutons viendront le recouvrir :</text:p>
      <text:p text:style-name="P12"><text:tab/>« Télécharger les données <text:span text:style-name="T7">boîtier</text:span> » :<text:span text:style-name="T3"> ouvre un popup avec la progress bar du téléchargement.</text:span></text:p>
      <text:p text:style-name="P12"><text:span text:style-name="T3"><text:tab/></text:span>« Formater la carte SD » : <text:span text:style-name="T3">ouvre un popup de confirmation pour vider totalement la carte S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29:49.341370361</meta:creation-date>
    <dc:date>2018-02-13T16:32:26.909127663</dc:date>
    <meta:editing-duration>PT8M2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412" meta:character-count="2607" meta:non-whitespace-character-count="2213"/>
  </office:meta>
</office:document-meta>
</file>